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155.8" calcext:value-type="float">
            <text:p>1155.8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8.8" calcext:value-type="float">
            <text:p>68.8</text:p>
          </table:table-cell>
        </table:table-row>
        <table:table-row table:style-name="ro1">
          <table:table-cell table:formula="of:=[.A3]-[.A2]" office:value-type="float" office:value="41.2" calcext:value-type="float">
            <text:p>41.2</text:p>
          </table:table-cell>
          <table:table-cell table:formula="of:=[.B3]-[.B2]" office:value-type="float" office:value="41.3" calcext:value-type="float">
            <text:p>41.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hauteur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diff</text:p>
          </table:table-cell>
          <table:table-cell table:formula="of:=[.B9]-[.B8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acteur</text:p>
          </table:table-cell>
          <table:table-cell table:formula="of:=[.B6]/[.B8]" office:value-type="float" office:value="0.0915178571428571" calcext:value-type="float">
            <text:p>0.091517857142857</text:p>
          </table:table-cell>
        </table:table-row>
        <table:table-row table:style-name="ro1">
          <table:table-cell office:value-type="string" calcext:value-type="string">
            <text:p>diff*facteur/2</text:p>
          </table:table-cell>
          <table:table-cell table:formula="of:=[.B10]*[.B11]/2" office:value-type="float" office:value="2.92857142857143" calcext:value-type="float">
            <text:p>2.92857142857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 Parmentier</meta:initial-creator>
    <meta:creation-date>2023-05-06T10:46:05.234680717</meta:creation-date>
    <dc:date>2023-05-06T11:42:19.696168267</dc:date>
    <dc:creator>JF Parmentier</dc:creator>
    <meta:editing-duration>PT9M52S</meta:editing-duration>
    <meta:editing-cycles>3</meta:editing-cycles>
    <meta:generator>LibreOffice/5.4.7.2$MacOSX_X86_64 LibreOffice_project/c838ef25c16710f8838b1faec480ebba495259d0</meta:generator>
    <meta:document-statistic meta:table-count="1" meta:cell-count="20" meta:object-count="0"/>
  </office:meta>
</office:document-meta>
</file>